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ubic</text:p>
          </table:table-cell>
          <table:table-cell office:value-type="string" calcext:value-type="string">
            <text:p>y=x^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Diff 1</text:p>
          </table:table-cell>
          <table:table-cell table:style-name="ce1" office:value-type="string" calcext:value-type="string">
            <text:p>Diff 2</text:p>
          </table:table-cell>
          <table:table-cell table:style-name="ce1" office:value-type="string" calcext:value-type="string">
            <text:p>Diff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[.B4]-[.B3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[.B5]-[.B4]" office:value-type="float" office:value="141" calcext:value-type="float">
            <text:p>141</text:p>
          </table:table-cell>
          <table:table-cell table:formula="of:=+[.C5]-[.C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[.B6]-[.B5]" office:value-type="float" office:value="245" calcext:value-type="float">
            <text:p>245</text:p>
          </table:table-cell>
          <table:table-cell table:formula="of:=+[.C6]-[.C5]" office:value-type="float" office:value="104" calcext:value-type="float">
            <text:p>104</text:p>
          </table:table-cell>
          <table:table-cell table:formula="of:=+[.D6]-[.D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[.B7]-[.B6]" office:value-type="float" office:value="379" calcext:value-type="float">
            <text:p>379</text:p>
          </table:table-cell>
          <table:table-cell table:formula="of:=+[.C7]-[.C6]" office:value-type="float" office:value="134" calcext:value-type="float">
            <text:p>134</text:p>
          </table:table-cell>
          <table:table-cell table:formula="of:=+[.D7]-[.D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[.B8]-[.B7]" office:value-type="float" office:value="543" calcext:value-type="float">
            <text:p>543</text:p>
          </table:table-cell>
          <table:table-cell table:formula="of:=+[.C8]-[.C7]" office:value-type="float" office:value="164" calcext:value-type="float">
            <text:p>164</text:p>
          </table:table-cell>
          <table:table-cell table:formula="of:=+[.D8]-[.D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[.B9]-[.B8]" office:value-type="float" office:value="737" calcext:value-type="float">
            <text:p>737</text:p>
          </table:table-cell>
          <table:table-cell table:formula="of:=+[.C9]-[.C8]" office:value-type="float" office:value="194" calcext:value-type="float">
            <text:p>194</text:p>
          </table:table-cell>
          <table:table-cell table:formula="of:=+[.D9]-[.D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[.B10]-[.B9]" office:value-type="float" office:value="961" calcext:value-type="float">
            <text:p>961</text:p>
          </table:table-cell>
          <table:table-cell table:formula="of:=+[.C10]-[.C9]" office:value-type="float" office:value="224" calcext:value-type="float">
            <text:p>224</text:p>
          </table:table-cell>
          <table:table-cell table:formula="of:=+[.D10]-[.D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[.B11]-[.B10]" office:value-type="float" office:value="1215" calcext:value-type="float">
            <text:p>1215</text:p>
          </table:table-cell>
          <table:table-cell table:formula="of:=+[.C11]-[.C10]" office:value-type="float" office:value="254" calcext:value-type="float">
            <text:p>254</text:p>
          </table:table-cell>
          <table:table-cell table:formula="of:=+[.D11]-[.D10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mean:</text:p>
          </table:table-cell>
          <table:table-cell table:formula="of:=+AVERAGE([.E6:.E11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iff 1</text:p>
          </table:table-cell>
          <table:table-cell table:style-name="ce1" office:value-type="string" calcext:value-type="string">
            <text:p>Diff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+5*[.A16]^3" office:value-type="float" office:value="5" calcext:value-type="float">
            <text:p>5</text:p>
          </table:table-cell>
          <table:table-cell table:formula="of:=+[.B16]-[.C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5*[.A17]^3" office:value-type="float" office:value="40" calcext:value-type="float">
            <text:p>40</text:p>
          </table:table-cell>
          <table:table-cell table:formula="of:=+[.B17]-[.C17]" office:value-type="float" office:value="63" calcext:value-type="float">
            <text:p>63</text:p>
          </table:table-cell>
          <table:table-cell table:formula="of:=+[.D17]-[.D1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5*[.A18]^3" office:value-type="float" office:value="135" calcext:value-type="float">
            <text:p>135</text:p>
          </table:table-cell>
          <table:table-cell table:formula="of:=+[.B18]-[.C18]" office:value-type="float" office:value="109" calcext:value-type="float">
            <text:p>109</text:p>
          </table:table-cell>
          <table:table-cell table:formula="of:=+[.D18]-[.D17]" office:value-type="float" office:value="46" calcext:value-type="float">
            <text:p>46</text:p>
          </table:table-cell>
          <table:table-cell table:formula="of:=+[.E18]-[.E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5*[.A19]^3" office:value-type="float" office:value="320" calcext:value-type="float">
            <text:p>320</text:p>
          </table:table-cell>
          <table:table-cell table:formula="of:=+[.B19]-[.C19]" office:value-type="float" office:value="169" calcext:value-type="float">
            <text:p>169</text:p>
          </table:table-cell>
          <table:table-cell table:formula="of:=+[.D19]-[.D18]" office:value-type="float" office:value="60" calcext:value-type="float">
            <text:p>60</text:p>
          </table:table-cell>
          <table:table-cell table:formula="of:=+[.E19]-[.E1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5*[.A20]^3" office:value-type="float" office:value="625" calcext:value-type="float">
            <text:p>625</text:p>
          </table:table-cell>
          <table:table-cell table:formula="of:=+[.B20]-[.C20]" office:value-type="float" office:value="243" calcext:value-type="float">
            <text:p>243</text:p>
          </table:table-cell>
          <table:table-cell table:formula="of:=+[.D20]-[.D19]" office:value-type="float" office:value="74" calcext:value-type="float">
            <text:p>74</text:p>
          </table:table-cell>
          <table:table-cell table:formula="of:=+[.E20]-[.E1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5*[.A21]^3" office:value-type="float" office:value="1080" calcext:value-type="float">
            <text:p>1080</text:p>
          </table:table-cell>
          <table:table-cell table:formula="of:=+[.B21]-[.C21]" office:value-type="float" office:value="331" calcext:value-type="float">
            <text:p>331</text:p>
          </table:table-cell>
          <table:table-cell table:formula="of:=+[.D21]-[.D20]" office:value-type="float" office:value="88" calcext:value-type="float">
            <text:p>88</text:p>
          </table:table-cell>
          <table:table-cell table:formula="of:=+[.E21]-[.E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5*[.A22]^3" office:value-type="float" office:value="1715" calcext:value-type="float">
            <text:p>1715</text:p>
          </table:table-cell>
          <table:table-cell table:formula="of:=+[.B22]-[.C22]" office:value-type="float" office:value="433" calcext:value-type="float">
            <text:p>433</text:p>
          </table:table-cell>
          <table:table-cell table:formula="of:=+[.D22]-[.D21]" office:value-type="float" office:value="102" calcext:value-type="float">
            <text:p>102</text:p>
          </table:table-cell>
          <table:table-cell table:formula="of:=+[.E22]-[.E2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5*[.A23]^3" office:value-type="float" office:value="2560" calcext:value-type="float">
            <text:p>2560</text:p>
          </table:table-cell>
          <table:table-cell table:formula="of:=+[.B23]-[.C23]" office:value-type="float" office:value="549" calcext:value-type="float">
            <text:p>549</text:p>
          </table:table-cell>
          <table:table-cell table:formula="of:=+[.D23]-[.D22]" office:value-type="float" office:value="116" calcext:value-type="float">
            <text:p>116</text:p>
          </table:table-cell>
          <table:table-cell table:formula="of:=+[.E23]-[.E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5*[.A24]^3" office:value-type="float" office:value="3645" calcext:value-type="float">
            <text:p>3645</text:p>
          </table:table-cell>
          <table:table-cell table:formula="of:=+[.B24]-[.C24]" office:value-type="float" office:value="679" calcext:value-type="float">
            <text:p>679</text:p>
          </table:table-cell>
          <table:table-cell table:formula="of:=+[.D24]-[.D23]" office:value-type="float" office:value="130" calcext:value-type="float">
            <text:p>130</text:p>
          </table:table-cell>
          <table:table-cell table:formula="of:=+[.E24]-[.E23]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ean:</text:p>
          </table:table-cell>
          <table:table-cell table:formula="of:=+AVERAGE([.F18:.F24]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y=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iff 1</text:p>
          </table:table-cell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+5*[.A29]^3+7*[.A29]^2" office:value-type="float" office:value="12" calcext:value-type="float">
            <text:p>12</text:p>
          </table:table-cell>
          <table:table-cell table:formula="of:=+[.B29]-[.C2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5*[.A30]^3+7*[.A30]^2" office:value-type="float" office:value="68" calcext:value-type="float">
            <text:p>68</text:p>
          </table:table-cell>
          <table:table-cell table:formula="of:=+[.B30]-[.C30]" office:value-type="float" office:value="35" calcext:value-type="float">
            <text:p>35</text:p>
          </table:table-cell>
          <table:table-cell table:formula="of:=+[.D30]-[.D2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5*[.A31]^3+7*[.A31]^2" office:value-type="float" office:value="198" calcext:value-type="float">
            <text:p>198</text:p>
          </table:table-cell>
          <table:table-cell table:formula="of:=+[.B31]-[.C31]" office:value-type="float" office:value="46" calcext:value-type="float">
            <text:p>46</text:p>
          </table:table-cell>
          <table:table-cell table:formula="of:=+[.D31]-[.D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5*[.A32]^3+7*[.A32]^2" office:value-type="float" office:value="432" calcext:value-type="float">
            <text:p>432</text:p>
          </table:table-cell>
          <table:table-cell table:formula="of:=+[.B32]-[.C32]" office:value-type="float" office:value="57" calcext:value-type="float">
            <text:p>57</text:p>
          </table:table-cell>
          <table:table-cell table:formula="of:=+[.D32]-[.D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5*[.A33]^3+7*[.A33]^2" office:value-type="float" office:value="800" calcext:value-type="float">
            <text:p>800</text:p>
          </table:table-cell>
          <table:table-cell table:formula="of:=+[.B33]-[.C33]" office:value-type="float" office:value="68" calcext:value-type="float">
            <text:p>68</text:p>
          </table:table-cell>
          <table:table-cell table:formula="of:=+[.D33]-[.D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5*[.A34]^3+7*[.A34]^2" office:value-type="float" office:value="1332" calcext:value-type="float">
            <text:p>1332</text:p>
          </table:table-cell>
          <table:table-cell table:formula="of:=+[.B34]-[.C34]" office:value-type="float" office:value="79" calcext:value-type="float">
            <text:p>79</text:p>
          </table:table-cell>
          <table:table-cell table:formula="of:=+[.D34]-[.D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5*[.A35]^3+7*[.A35]^2" office:value-type="float" office:value="2058" calcext:value-type="float">
            <text:p>2058</text:p>
          </table:table-cell>
          <table:table-cell table:formula="of:=+[.B35]-[.C35]" office:value-type="float" office:value="90" calcext:value-type="float">
            <text:p>90</text:p>
          </table:table-cell>
          <table:table-cell table:formula="of:=+[.D35]-[.D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5*[.A36]^3+7*[.A36]^2" office:value-type="float" office:value="3008" calcext:value-type="float">
            <text:p>3008</text:p>
          </table:table-cell>
          <table:table-cell table:formula="of:=+[.B36]-[.C36]" office:value-type="float" office:value="101" calcext:value-type="float">
            <text:p>101</text:p>
          </table:table-cell>
          <table:table-cell table:formula="of:=+[.D36]-[.D3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5*[.A37]^3+7*[.A37]^2" office:value-type="float" office:value="4212" calcext:value-type="float">
            <text:p>4212</text:p>
          </table:table-cell>
          <table:table-cell table:formula="of:=+[.B37]-[.C37]" office:value-type="float" office:value="112" calcext:value-type="float">
            <text:p>112</text:p>
          </table:table-cell>
          <table:table-cell table:formula="of:=+[.D37]-[.D36]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mean:</text:p>
          </table:table-cell>
          <table:table-cell table:formula="of:=+AVERAGE([.E30:.E37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y=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delta</text:p>
          </table:table-cell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+5*[.A42]^3+7*[.A42]^2+11*[.A42]" office:value-type="float" office:value="23" calcext:value-type="float">
            <text:p>23</text:p>
          </table:table-cell>
          <table:table-cell table:formula="of:=+[.B42]-[.C4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5*[.A43]^3+7*[.A43]^2+11*[.A43]" office:value-type="float" office:value="90" calcext:value-type="float">
            <text:p>90</text:p>
          </table:table-cell>
          <table:table-cell table:formula="of:=+[.B43]-[.C4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5*[.A44]^3+7*[.A44]^2+11*[.A44]" office:value-type="float" office:value="231" calcext:value-type="float">
            <text:p>231</text:p>
          </table:table-cell>
          <table:table-cell table:formula="of:=+[.B44]-[.C4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5*[.A45]^3+7*[.A45]^2+11*[.A45]" office:value-type="float" office:value="476" calcext:value-type="float">
            <text:p>476</text:p>
          </table:table-cell>
          <table:table-cell table:formula="of:=+[.B45]-[.C4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5*[.A46]^3+7*[.A46]^2+11*[.A46]" office:value-type="float" office:value="855" calcext:value-type="float">
            <text:p>855</text:p>
          </table:table-cell>
          <table:table-cell table:formula="of:=+[.B46]-[.C4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5*[.A47]^3+7*[.A47]^2+11*[.A47]" office:value-type="float" office:value="1398" calcext:value-type="float">
            <text:p>1398</text:p>
          </table:table-cell>
          <table:table-cell table:formula="of:=+[.B47]-[.C4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5*[.A48]^3+7*[.A48]^2+11*[.A48]" office:value-type="float" office:value="2135" calcext:value-type="float">
            <text:p>2135</text:p>
          </table:table-cell>
          <table:table-cell table:formula="of:=+[.B48]-[.C4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5*[.A49]^3+7*[.A49]^2+11*[.A49]" office:value-type="float" office:value="3096" calcext:value-type="float">
            <text:p>3096</text:p>
          </table:table-cell>
          <table:table-cell table:formula="of:=+[.B49]-[.C4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5*[.A50]^3+7*[.A50]^2+11*[.A50]" office:value-type="float" office:value="4311" calcext:value-type="float">
            <text:p>4311</text:p>
          </table:table-cell>
          <table:table-cell table:formula="of:=+[.B50]-[.C5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formula="of:=+AVERAGE([.D42:.D50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% Err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+5*[.A55]^3+7*[.A55]^2+11*[.A55]+13" office:value-type="float" office:value="36" calcext:value-type="float">
            <text:p>36</text:p>
          </table:table-cell>
          <table:table-cell table:style-name="ce3" table:formula="of:=+([.B55]-[.C55])/[.B5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5*[.A56]^3+7*[.A56]^2+11*[.A56]+13" office:value-type="float" office:value="103" calcext:value-type="float">
            <text:p>103</text:p>
          </table:table-cell>
          <table:table-cell table:style-name="ce3" table:formula="of:=+([.B56]-[.C56])/[.B56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5*[.A57]^3+7*[.A57]^2+11*[.A57]+13" office:value-type="float" office:value="244" calcext:value-type="float">
            <text:p>244</text:p>
          </table:table-cell>
          <table:table-cell table:style-name="ce3" table:formula="of:=+([.B57]-[.C57])/[.B57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5*[.A58]^3+7*[.A58]^2+11*[.A58]+13" office:value-type="float" office:value="489" calcext:value-type="float">
            <text:p>489</text:p>
          </table:table-cell>
          <table:table-cell table:style-name="ce3" table:formula="of:=+([.B58]-[.C58])/[.B5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5*[.A59]^3+7*[.A59]^2+11*[.A59]+13" office:value-type="float" office:value="868" calcext:value-type="float">
            <text:p>868</text:p>
          </table:table-cell>
          <table:table-cell table:style-name="ce3" table:formula="of:=+([.B59]-[.C59])/[.B59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5*[.A60]^3+7*[.A60]^2+11*[.A60]+13" office:value-type="float" office:value="1411" calcext:value-type="float">
            <text:p>1411</text:p>
          </table:table-cell>
          <table:table-cell table:style-name="ce3" table:formula="of:=+([.B60]-[.C60])/[.B6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5*[.A61]^3+7*[.A61]^2+11*[.A61]+13" office:value-type="float" office:value="2148" calcext:value-type="float">
            <text:p>2148</text:p>
          </table:table-cell>
          <table:table-cell table:style-name="ce3" table:formula="of:=+([.B61]-[.C61])/[.B61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5*[.A62]^3+7*[.A62]^2+11*[.A62]+13" office:value-type="float" office:value="3109" calcext:value-type="float">
            <text:p>3109</text:p>
          </table:table-cell>
          <table:table-cell table:style-name="ce3" table:formula="of:=+([.B62]-[.C62])/[.B62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5*[.A63]^3+7*[.A63]^2+11*[.A63]+13" office:value-type="float" office:value="4324" calcext:value-type="float">
            <text:p>4324</text:p>
          </table:table-cell>
          <table:table-cell table:style-name="ce3" table:formula="of:=+([.B63]-[.C63])/[.B63]" office:value-type="percentage" office:value="0" calcext:value-type="percentage">
            <text:p>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3:34:46.252986520</meta:creation-date>
    <dc:date>2018-04-20T00:10:59.938873412</dc:date>
    <meta:editing-duration>PT25M52S</meta:editing-duration>
    <meta:editing-cycles>3</meta:editing-cycles>
    <meta:generator>LibreOffice/5.1.6.2$Linux_X86_64 LibreOffice_project/10m0$Build-2</meta:generator>
    <meta:document-statistic meta:table-count="1" meta:cell-count="247" meta:object-count="0"/>
  </office:meta>
</office:document-meta>
</file>